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1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04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1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date" office:date-value="2018-07-21" calcext:value-type="date">
            <text:p>Sat 21/Jul 18</text:p>
          </table:table-cell>
          <table:table-cell office:value-type="string" calcext:value-type="string">
            <text:p>Fort St John</text:p>
          </table:table-cell>
          <table:table-cell office:value-type="string" calcext:value-type="string">
            <text:p>Prince George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table:style-name="ce1" table:formula="of:=[.A1]+1" office:value-type="date" office:date-value="2018-07-22" calcext:value-type="date">
            <text:p>Sun 22/Jul 18</text:p>
          </table:table-cell>
          <table:table-cell table:formula="of:=[.C1]" office:value-type="string" office:string-value="Prince George" calcext:value-type="string">
            <text:p>Prince George</text:p>
          </table:table-cell>
          <table:table-cell office:value-type="string" calcext:value-type="string">
            <text:p>Jasper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table:style-name="ce1" table:formula="of:=[.A2]+1" office:value-type="date" office:date-value="2018-07-23" calcext:value-type="date">
            <text:p>Mon 23/Jul 18</text:p>
          </table:table-cell>
          <table:table-cell table:formula="of:=[.C2]" office:value-type="string" office:string-value="Jasper" calcext:value-type="string">
            <text:p>Jasper</text:p>
          </table:table-cell>
          <table:table-cell office:value-type="string" calcext:value-type="string">
            <text:p>Radium Hot Springs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1" table:formula="of:=[.A3]+1" office:value-type="date" office:date-value="2018-07-24" calcext:value-type="date">
            <text:p>Tue 24/Jul 18</text:p>
          </table:table-cell>
          <table:table-cell table:formula="of:=[.C3]" office:value-type="string" office:string-value="Radium Hot Springs" calcext:value-type="string">
            <text:p>Radium Hot Springs</text:p>
          </table:table-cell>
          <table:table-cell office:value-type="string" calcext:value-type="string">
            <text:p>Galena Bay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table:formula="of:=[.A4]+1" office:value-type="date" office:date-value="2018-07-25" calcext:value-type="date">
            <text:p>Wed 25/Jul 18</text:p>
          </table:table-cell>
          <table:table-cell table:formula="of:=[.C4]" office:value-type="string" office:string-value="Galena Bay" calcext:value-type="string">
            <text:p>Galena Bay</text:p>
          </table:table-cell>
          <table:table-cell office:value-type="string" calcext:value-type="string">
            <text:p>Almond Garde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table:formula="of:=[.A5]+1" office:value-type="date" office:date-value="2018-07-26" calcext:value-type="date">
            <text:p>Thu 26/Jul 18</text:p>
          </table:table-cell>
          <table:table-cell table:formula="of:=[.C5]" office:value-type="string" office:string-value="Almond Garden" calcext:value-type="string">
            <text:p>Almond Garden</text:p>
          </table:table-cell>
          <table:table-cell office:value-type="string" calcext:value-type="string">
            <text:p>Winthro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order crossing</text:p>
          </table:table-cell>
        </table:table-row>
        <table:table-row table:style-name="ro1">
          <table:table-cell table:style-name="ce1" table:formula="of:=[.A6]+1" office:value-type="date" office:date-value="2018-07-27" calcext:value-type="date">
            <text:p>Fri 27/Jul 18</text:p>
          </table:table-cell>
          <table:table-cell table:formula="of:=[.C6]" office:value-type="string" office:string-value="Winthrop" calcext:value-type="string">
            <text:p>Winthrop</text:p>
          </table:table-cell>
          <table:table-cell office:value-type="string" calcext:value-type="string">
            <text:p>Gig Harbor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10">
          <table:table-cell table:style-name="ce2"/>
          <table:table-cell table:number-columns-repeated="4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8:55:08.925139909</meta:creation-date>
    <dc:date>2018-07-21T08:30:36.509642312</dc:date>
    <meta:editing-duration>PT13H19M50S</meta:editing-duration>
    <meta:editing-cycles>1</meta:editing-cycles>
    <meta:document-statistic meta:table-count="1" meta:cell-count="30" meta:object-count="0"/>
    <meta:generator>LibreOffice/4.4.3.2$MacOSX_X86_64 LibreOffice_project/88805f81e9fe61362df02b9941de8e38a9b5fd16</meta:generator>
  </office:meta>
</office:document-meta>
</file>